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2000006F68BE9C467D517F8C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100%" draw:opacity-name="" draw:textarea-horizontal-align="justify" draw:textarea-vertical-align="middle" draw:auto-grow-height="false" fo:min-height="4.826cm" fo:min-width="15.874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555cm" fo:min-width="2.273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555cm" fo:min-width="2.381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555cm" fo:min-width="1.501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555cm" fo:min-width="1.989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1.555cm" fo:min-width="1.537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555cm" fo:min-width="2.353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1" draw:marker-end-width="0.3cm" draw:fill="none" draw:textarea-vertical-align="botto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204cm"/>
      <style:paragraph-properties style:writing-mode="lr-tb"/>
    </style:style>
    <style:style style:name="gr11" style:family="graphic" style:parent-style-name="Object_20_with_20_no_20_fill_20_and_20_no_20_line">
      <style:graphic-properties draw:opacity="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633cm" fo:min-width="1.4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3cm" fo:min-width="1.755cm"/>
      <style:paragraph-properties style:writing-mode="lr-tb"/>
    </style:style>
    <style:style style:name="P1" style:family="paragraph">
      <loext:graphic-properties draw:fill="solid" draw:fill-color="#eeeeee" draw:opacity="100%"/>
      <style:paragraph-properties fo:text-align="center"/>
    </style:style>
    <style:style style:name="P2" style:family="paragraph">
      <style:paragraph-properties fo:text-align="center"/>
      <style:text-properties fo:font-size="19.8999996185303pt"/>
    </style:style>
    <style:style style:name="P3" style:family="paragraph">
      <loext:graphic-properties draw:fill-color="#dee6ef"/>
      <style:paragraph-properties fo:text-align="center"/>
      <style:text-properties fo:font-size="19.8999996185303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9.8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7pt" style:font-size-asian="7pt" style:font-size-complex="7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paragraph-properties fo:line-height="115%" fo:text-align="center"/>
      <style:text-properties fo:font-size="7pt" style:font-size-asian="7pt" style:font-size-complex="7pt"/>
    </style:style>
    <style:style style:name="P10" style:family="paragraph">
      <loext:graphic-properties draw:fill="none" draw:fill-color="#ffffff"/>
      <style:paragraph-properties fo:line-height="115%" fo:text-align="center"/>
      <style:text-properties fo:font-size="7pt" style:font-size-asian="7pt" style:font-size-complex="7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74cm" svg:height="5.076cm" svg:x="1.088cm" svg:y="0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967cm" svg:height="1.999cm" svg:x="1.552cm" svg:y="1.375cm">
          <text:p text:style-name="P2"><text:span text:style-name="T1">APRS Data</text:span></text:p>
          <text:p text:style-name="P2"><text:span text:style-name="T2"/></text:p>
          <text:p text:style-name="P2"><text:span text:style-name="T3">Text Messages,</text:span></text:p>
          <text:p text:style-name="P2"><text:span text:style-name="T3">Geo-Coordinates,</text:span></text:p>
          <text:p text:style-name="P2"><text:span text:style-name="T3">Meta Dat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.075cm" svg:height="1.999cm" svg:x="5.08cm" svg:y="1.375cm">
          <text:p text:style-name="P2"><text:span text:style-name="T1">AX.25</text:span></text:p>
          <text:p text:style-name="P2"><text:span text:style-name="T2"/></text:p>
          <text:p text:style-name="P2"><text:span text:style-name="T3">Data-Link Layer Protocol Encod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2.195cm" svg:height="1.999cm" svg:x="9.505cm" svg:y="1.375cm">
          <text:p text:style-name="P2"><text:span text:style-name="T1">PCM</text:span></text:p>
          <text:p text:style-name="P2"><text:span text:style-name="T2"/></text:p>
          <text:p text:style-name="P2"><text:span text:style-name="T3">Pulse-Code Modul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2.683cm" svg:height="1.999cm" svg:x="18.031cm" svg:y="1.375cm">
          <text:p text:style-name="P2"><text:span text:style-name="T1">Band-Pass Filtering</text:span></text:p>
          <text:p text:style-name="P2"><text:span text:style-name="T2"/></text:p>
          <text:p text:style-name="P2"><text:span text:style-name="T3">Noise Rejec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2.231cm" svg:height="1.999cm" svg:x="13.42cm" svg:y="1.376cm">
          <text:p text:style-name="P2"><text:span text:style-name="T1">PWM</text:span></text:p>
          <text:p text:style-name="P2"><text:span text:style-name="T2"/></text:p>
          <text:p text:style-name="P4"><text:span text:style-name="T3">Pulse-Width Modul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6" draw:id="id6" draw:layer="layout" svg:width="3.047cm" svg:height="1.999cm" svg:x="21.344cm" svg:y="1.376cm">
          <text:p text:style-name="P2"><text:span text:style-name="T1">Audio Signal</text:span></text:p>
          <text:p text:style-name="P2"><text:span text:style-name="T2"/></text:p>
          <text:p text:style-name="P2"><text:span text:style-name="T3">Two-Tone AFSK</text:span></text:p>
          <text:p text:style-name="P2"><text:span text:style-name="T3">1200 Hz / 2200 Hz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4.519cm" svg:y1="2.374cm" svg:x2="5.08cm" svg:y2="2.374cm" draw:start-shape="id1" draw:start-glue-point="1" draw:end-shape="id2" draw:end-glue-point="3" svg:d="M4519 2374h561" svg:viewBox="0 0 562 1">
          <text:p/>
        </draw:connector>
        <draw:connector draw:style-name="gr9" draw:text-style-name="P5" draw:layer="layout" draw:type="line" svg:x1="8.155cm" svg:y1="2.374cm" svg:x2="9.505cm" svg:y2="2.374cm" draw:start-shape="id2" draw:start-glue-point="1" draw:end-shape="id3" draw:end-glue-point="3" svg:d="M8155 2374h1350" svg:viewBox="0 0 1351 1">
          <text:p/>
        </draw:connector>
        <draw:connector draw:style-name="gr9" draw:text-style-name="P5" draw:layer="layout" draw:type="line" svg:x1="11.7cm" svg:y1="2.374cm" svg:x2="13.42cm" svg:y2="2.375cm" draw:start-shape="id3" draw:start-glue-point="1" draw:end-shape="id4" draw:end-glue-point="3" svg:d="M11700 2374l1720 1" svg:viewBox="0 0 1721 2">
          <text:p/>
        </draw:connector>
        <draw:connector draw:style-name="gr8" draw:text-style-name="P5" draw:layer="layout" draw:type="line" svg:x1="15.651cm" svg:y1="2.375cm" svg:x2="18.031cm" svg:y2="2.374cm" draw:start-shape="id4" draw:start-glue-point="1" draw:end-shape="id5" draw:end-glue-point="3" svg:d="M15651 2375l2380-1" svg:viewBox="0 0 2381 2">
          <text:p/>
        </draw:connector>
        <draw:connector draw:style-name="gr8" draw:text-style-name="P5" draw:layer="layout" draw:type="line" svg:x1="20.714cm" svg:y1="2.374cm" svg:x2="21.344cm" svg:y2="2.375cm" draw:start-shape="id5" draw:start-glue-point="1" draw:end-shape="id6" draw:end-glue-point="3" svg:d="M20714 2374l630 1" svg:viewBox="0 0 631 2">
          <text:p/>
        </draw:connector>
        <draw:frame draw:style-name="gr10" draw:text-style-name="P7" draw:layer="layout" svg:width="1.575cm" svg:height="0.963cm" svg:x="15.792cm" svg:y="2.43cm">
          <draw:text-box>
            <text:p text:style-name="P6"><text:span text:style-name="T4">@</text:span><text:span text:style-name="T4"> </text:span><text:span text:style-name="T4">G</text:span><text:span text:style-name="T4">P</text:span><text:span text:style-name="T4">I</text:span><text:span text:style-name="T4">O</text:span></text:p>
          </draw:text-box>
        </draw:frame>
        <draw:frame draw:style-name="gr11" draw:text-style-name="P8" draw:layer="layout" svg:width="1.619cm" svg:height="3.711cm" draw:transform="rotate (-1.5707963267949) translate (11.112cm 3.999cm)">
          <draw:image xlink:href="Pictures/10000000000002F2000006F68BE9C467D517F8CA.jpg" xlink:type="simple" xlink:show="embed" xlink:actuate="onLoad" draw:mime-type="image/jpeg">
            <text:p/>
          </draw:image>
        </draw:frame>
        <draw:frame draw:style-name="gr12" draw:text-style-name="P10" draw:layer="layout" svg:width="1.818cm" svg:height="0.883cm" svg:x="11.621cm" svg:y="1.487cm">
          <draw:text-box>
            <text:p text:style-name="P9"><text:span text:style-name="T4">2-AFSK</text:span></text:p>
            <text:p text:style-name="P9"><text:span text:style-name="T4">PCM Data</text:span></text:p>
          </draw:text-box>
        </draw:frame>
        <draw:frame draw:style-name="gr13" draw:text-style-name="P10" draw:layer="layout" svg:width="2.084cm" svg:height="0.883cm" svg:x="15.619cm" svg:y="1.457cm">
          <draw:text-box>
            <text:p text:style-name="P9"><text:span text:style-name="T4">2-AFSK</text:span></text:p>
            <text:p text:style-name="P9"><text:span text:style-name="T4">PWM Signal</text:span></text:p>
          </draw:text-box>
        </draw:frame>
        <draw:frame draw:style-name="gr12" draw:text-style-name="P10" draw:layer="layout" svg:width="1.27cm" svg:height="0.883cm" svg:x="8.155cm" svg:y="1.487cm">
          <draw:text-box>
            <text:p text:style-name="P9"><text:span text:style-name="T4">Packet</text:span></text:p>
            <text:p text:style-name="P9"><text:span text:style-name="T4">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8T16:11:38.461732752</meta:creation-date>
    <dc:date>2022-11-18T17:36:22.284335839</dc:date>
    <meta:editing-duration>PT32M38S</meta:editing-duration>
    <meta:editing-cycles>5</meta:editing-cycles>
    <meta:generator>LibreOffice/7.3.7.2$Linux_X86_64 LibreOffice_project/30$Build-2</meta:generator>
    <meta:document-statistic meta:object-count="17"/>
  </office:meta>
</office:document-meta>
</file>